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 fo:background-color="#ffffff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Heading_20_2">
      <style:paragraph-properties fo:margin-top="0.25in" fo:margin-bottom="0.0835in" loext:contextual-spacing="false"/>
    </style:style>
    <style:style style:name="P6" style:family="paragraph" style:parent-style-name="Heading_20_1">
      <style:paragraph-properties fo:margin-top="0.278in" fo:margin-bottom="0.0835in" loext:contextual-spacing="false"/>
    </style:style>
    <style:style style:name="P7" style:family="paragraph" style:parent-style-name="Title">
      <style:paragraph-properties fo:margin-top="0in" fo:margin-bottom="0.0417in" loext:contextual-spacing="false"/>
    </style:style>
    <style:style style:name="P8" style:family="paragraph" style:parent-style-name="Title" style:list-style-name="WWNum1">
      <style:paragraph-properties fo:margin-left="0.5in" fo:margin-right="0in" fo:margin-top="0in" fo:margin-bottom="0.0417in" loext:contextual-spacing="true" fo:text-indent="-0.25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background-color="#ffffff"/>
    </style:style>
    <style:style style:name="T3" style:family="text">
      <style:text-properties fo:font-size="12pt" fo:font-weight="bold" style:font-size-asian="12pt" style:font-weight-asian="bold" style:font-size-complex="12pt" fo:background-color="#ffffff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 fo:background-color="#ffffff"/>
    </style:style>
    <style:style style:name="T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T7" style:family="text">
      <style:text-properties fo:font-weight="bold" style:font-weight-asian="bold"/>
    </style:style>
    <style:style style:name="T8" style:family="text">
      <style:text-properties fo:color="#660099" fo:font-size="13.5pt" style:text-underline-style="solid" style:text-underline-width="auto" style:text-underline-color="font-color" style:font-size-asian="13.5pt" style:font-size-complex="13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nteúdo: Você sabia que sua energia não gasta volta pra você em créditos?</text:span></text:p>
      <text:p text:style-name="P1"><text:span text:style-name="T1">Palavra - chave:energia solar</text:span></text:p>
      <text:p text:style-name="P1"><text:span text:style-name="T1">Referencias: </text:span></text:p>
      <text:p text:style-name="P1"><text:a xlink:type="simple" xlink:href="https://www.significados.com.br/kwh/" text:style-name="Internet_20_link" text:visited-style-name="Visited_20_Internet_20_Link"><text:span text:style-name="T5">https://www.significados.com.br/kwh/</text:span></text:a></text:p>
      <text:p text:style-name="P2"/>
      <text:p text:style-name="P1"><text:span text:style-name="T1">Texto de apoio:</text:span></text:p>
      <text:p text:style-name="P1"><text:span text:style-name="T1">Quando os painéis solares produzem uma energia em excesso você sabe para onde vai? E o que você pode fazer com ela?</text:span></text:p>
      <text:p text:style-name="P2"/>
      <text:p text:style-name="P1"><text:span text:style-name="T1">Título:</text:span></text:p>
      <text:p text:style-name="P7"><text:bookmark text:name="_til16ey0snjl"/></text:p>
      <text:list xml:id="list872668618918638001" text:style-name="WWNum1">
        <text:list-item>
          <text:p text:style-name="P8"><text:bookmark text:name="_ovaql0eolu4u"/><text:span text:style-name="T7">Para onde vai a energia excedente? </text:span></text:p>
        </text:list-item>
      </text:list>
      <text:p text:style-name="P6"><text:bookmark text:name="_kfsjh7kzshlr"/>E quando você não está em casa o dia inteiro e sua <text:span text:style-name="T7">energia solar</text:span> produzida através de painéis solares não foi consumida?</text:p>
      <text:p text:style-name="P1"><text:span text:style-name="T2">Ela vai direto para a rede pública, através de um “medidor bidirecional”, (é o medidor da energia que você produz e consome e da energia que você usa da rede da concessionária), quando não tem sol e quando a </text:span><text:span text:style-name="T3">energia solar</text:span><text:span text:style-name="T2"> for gerada em excesso é aplicada na rede da distribuidora. </text:span></text:p>
      <text:p text:style-name="P5"><text:bookmark text:name="_2c9dxcc0qdj4"/>E quando pode ser consumida?</text:p>
      <text:p text:style-name="P1"><text:span text:style-name="T2">Está energia em excesso torna-se “créditos de energia”, pode ser consumida à noite nos próximos 60 meses.</text:span></text:p>
      <text:p text:style-name="P1"><text:span text:style-name="T2">Créditos de energia são medidos em kWh (é uma medida da energia elétrica consumida por um aparelho durante um determinado período de funcionamento).</text:span></text:p>
      <text:p text:style-name="P1"><text:span text:style-name="T2">Cada kWh gerado em excesso pelo sistema solar, gera 1 crédito de kWh para ser consumido. </text:span></text:p>
      <text:p text:style-name="P1"><text:span text:style-name="T2">Onde posso ver o quanto eu gastei?</text:span></text:p>
      <text:p text:style-name="P1"><text:span text:style-name="T2">No final do mês a sua conta de luz virá com todas informações de consumo de energia, da rede pública e energia que foi injetada. Todas as informações de quantidades e medições podem ser observadas a todo momento no painel de consumo.</text:span></text:p>
      <text:p text:style-name="P1"><text:span text:style-name="T2">Todos os projetos são analisados e executados.</text:span></text:p>
      <text:p text:style-name="P1"><text:span text:style-name="T2">Cada distribuidora de energia, exemplo </text:span><text:a xlink:type="simple" xlink:href="http://www.copel.com/" text:style-name="Internet_20_link" text:visited-style-name="Visited_20_Internet_20_Link"><text:span text:style-name="T8">Copel - Companhia Paranaense de Energia</text:span></text:a><text:span text:style-name="T2">, tem suas regras para interligar o sistema de energia solar fotovoltaica na rede elétrica.</text:span></text:p>
      <text:p text:style-name="P1"><text:span text:style-name="T2">A </text:span><text:a xlink:type="simple" xlink:href="http://www.aneel.gov.br/" text:style-name="Internet_20_link" text:visited-style-name="Visited_20_Internet_20_Link"><text:span text:style-name="T6">ANEEL </text:span></text:a><text:span text:style-name="T2">( agência nacional de energia elétrica) possui suas próprias regras, especificando cada processo, elas podem variar conforme a localização e a classe de consumo podendo ser residencial, comercial ou industrial.</text:span></text:p>
      <text:p text:style-name="P1"><text:span text:style-name="T2">Uma curiosidade para quem é do estado do Paraná:</text:span></text:p>
      <text:p text:style-name="P1"><text:span text:style-name="T2">“Com os estudos formados as conclusões é que a metade norte do </text:span><text:a xlink:type="simple" xlink:href="http://jupitersolar.com.br/energia-solar/energia-solar-parana/" text:style-name="Internet_20_link" text:visited-style-name="Visited_20_Internet_20_Link"><text:span text:style-name="T4">Paraná</text:span></text:a><text:span text:style-name="T2"> tem o mesmo potencial de incidência solar que a o Nordeste do Brasil, enquanto a metade sul é superior do que 29 países da Europa, e 58% a mais do a Alemanha que tem a maior capacidade instalada do mundo.”</text:span></text:p>
      <text:p text:style-name="P3"/>
      <text:p text:style-name="P1"><text:soft-page-break/><text:span text:style-name="T2">Para que você possa dar andamento é importante fazer um projeto com uma empresa de energia solar, para fazer uma avaliação do local e projeto.</text:span></text:p>
      <text:p text:style-name="P1"><text:span text:style-name="T2">Quer saber mais entre em contato com Júpiter Solar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7917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395" meta:character-count="2313" meta:non-whitespace-character-count="1937"/>
    <meta:generator>LibreOfficeDev/5.1.0.3$Linux_X86_64 LibreOffice_project/</meta:generator>
  </office:meta>
</office:document-meta>
</file>